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Online C++ compiler to run C++ program online</text:p>
      <text:p text:style-name="Standard">#include &lt;iostream&gt;</text:p>
      <text:p text:style-name="Standard">using namespace std;</text:p>
      <text:p text:style-name="Standard">int linearSearch(int arr[],int n,int key){</text:p>
      <text:p text:style-name="Standard"><text:s text:c="4"/>for(int i=0;i&lt;n;i++){</text:p>
      <text:p text:style-name="Standard"><text:s text:c="8"/>if(key==arr[i]){</text:p>
      <text:p text:style-name="Standard"><text:s text:c="12"/>return i;</text:p>
      <text:p text:style-name="Standard"><text:s text:c="8"/>}</text:p>
      <text:p text:style-name="Standard"><text:s text:c="4"/>}</text:p>
      <text:p text:style-name="Standard"><text:s text:c="4"/>return -1;</text:p>
      <text:p text:style-name="Standard">}</text:p>
      <text:p text:style-name="Standard"/>
      <text:p text:style-name="Standard">int binarySearch(int arr[],int n,int key){</text:p>
      <text:p text:style-name="Standard"><text:s/>int start=0;</text:p>
      <text:p text:style-name="Standard"><text:s/>int end=n;</text:p>
      <text:p text:style-name="Standard"><text:s/>while(start&lt;=end){</text:p>
      <text:p text:style-name="Standard"><text:s text:c="5"/>int mid=(start+end)/2;</text:p>
      <text:p text:style-name="Standard"><text:s text:c="5"/>if(key==arr[mid]){</text:p>
      <text:p text:style-name="Standard"><text:s text:c="9"/>return mid;</text:p>
      <text:p text:style-name="Standard"><text:s text:c="5"/>}</text:p>
      <text:p text:style-name="Standard"><text:s text:c="5"/>else if(key&lt;arr[mid])</text:p>
      <text:p text:style-name="Standard"><text:s text:c="5"/>{</text:p>
      <text:p text:style-name="Standard"><text:s text:c="9"/>end=mid-1;</text:p>
      <text:p text:style-name="Standard"><text:s text:c="5"/>}</text:p>
      <text:p text:style-name="Standard"><text:s text:c="5"/>else{</text:p>
      <text:p text:style-name="Standard"><text:s text:c="9"/>start=mid+1;</text:p>
      <text:p text:style-name="Standard"><text:s text:c="5"/>}</text:p>
      <text:p text:style-name="Standard"><text:s/>} <text:s text:c="2"/></text:p>
      <text:p text:style-name="Standard"><text:s/>return -1;</text:p>
      <text:p text:style-name="Standard">}</text:p>
      <text:p text:style-name="Standard">int main() {</text:p>
      <text:p text:style-name="Standard"><text:s text:c="4"/>int arr[5]={1,2,3,4,5};</text:p>
      <text:p text:style-name="Standard"><text:s text:c="4"/>int key=4;</text:p>
      <text:p text:style-name="Standard"><text:s text:c="4"/>// cout&lt;&lt;linearSearch(arr,5,key);</text:p>
      <text:p text:style-name="Standard"><text:s text:c="4"/>cout&lt;&lt;binarySearch(arr,5,key);</text:p>
      <text:p text:style-name="Standard"><text:s text:c="4"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00:05:39.753153012</meta:creation-date>
    <dc:date>2022-08-23T00:05:52.599338471</dc:date>
    <meta:editing-duration>PT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70" meta:character-count="638" meta:non-whitespace-character-count="469"/>
  </office:meta>
</office:document-meta>
</file>